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42cm" fo:min-width="2.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565cm" fo:min-width="8.32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942cm" fo:min-width="2.764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746cm" fo:min-width="15.72cm" fo:padding-top="0.165cm" fo:padding-bottom="0.165cm" fo:padding-left="0.29cm" fo:padding-right="0.29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737cm" fo:min-width="2.76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738cm" fo:min-width="2.763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736cm" fo:min-width="2.763cm"/>
    </style:style>
    <style:style style:name="gr8" style:family="graphic" style:parent-style-name="standard">
      <style:graphic-properties draw:textarea-horizontal-align="justify" draw:textarea-vertical-align="middle" draw:auto-grow-height="false" fo:min-height="0.942cm" fo:min-width="2.763cm"/>
    </style:style>
    <style:style style:name="gr9" style:family="graphic" style:parent-style-name="standard">
      <style:graphic-properties draw:opacity="100%" draw:textarea-horizontal-align="justify" draw:textarea-vertical-align="middle" draw:auto-grow-height="false" fo:min-height="0.743cm" fo:min-width="8.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437cm" fo:min-width="4.558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739cm" fo:min-width="5.373cm"/>
    </style:style>
    <style:style style:name="gr13" style:family="graphic" style:parent-style-name="standard">
      <style:graphic-properties draw:textarea-horizontal-align="justify" draw:textarea-vertical-align="middle" draw:auto-grow-height="false" fo:min-height="1.317cm" fo:min-width="4.558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648cm" fo:min-width="2.356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.648cm" fo:min-width="2.666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646cm" fo:min-width="2.667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646cm" fo:min-width="2.666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647cm" fo:min-width="2.667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74cm" fo:min-width="5.372cm"/>
    </style:style>
    <style:style style:name="gr22" style:family="graphic" style:parent-style-name="standard">
      <style:graphic-properties draw:opacity="100%" draw:textarea-horizontal-align="justify" draw:textarea-vertical-align="middle" draw:auto-grow-height="false" fo:min-height="0.743cm" fo:min-width="2.7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.645cm" fo:min-width="4.498cm"/>
    </style:style>
    <style:style style:name="gr24" style:family="graphic" style:parent-style-name="standard">
      <style:graphic-properties draw:textarea-horizontal-align="justify" draw:textarea-vertical-align="middle" draw:auto-grow-height="false" fo:min-height="0.851cm" fo:min-width="3.502cm"/>
    </style:style>
    <style:style style:name="gr2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3333"/>
      <style:paragraph-properties fo:text-align="center"/>
      <style:text-properties fo:font-size="15pt"/>
    </style:style>
    <style:style style:name="P7" style:family="paragraph">
      <loext:graphic-properties draw:fill-color="#ff3333"/>
      <style:paragraph-properties fo:text-align="center"/>
      <style:text-properties fo:font-size="1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/>
    </style:style>
    <style:style style:name="T3" style:family="text">
      <style:text-properties fo:font-size="15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099cm" svg:height="2.257cm" svg:x="8.587cm" svg:y="17.702cm">
          <text:p text:style-name="P1">science</text:p>
          <text:p text:style-name="P1">fram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8.9cm" svg:height="1.895cm" svg:x="8.1cm" svg:y="7.955cm">
          <text:p text:style-name="P1">class</text:p>
          <text:p text:style-name="P1">Reductio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263cm" svg:height="2.257cm" svg:x="1cm" svg:y="17.702cm">
          <text:p text:style-name="P1">bias</text:p>
          <text:p text:style-name="P1">fram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xml:id="id21" draw:id="id21" draw:layer="layout" svg:width="16.3cm" svg:height="2.076cm" svg:x="4.4cm" svg:y="2.9cm">
          <text:p text:style-name="P1">argparse</text:p>
          <text:p text:style-name="P1">Pars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6" draw:id="id16" draw:layer="layout" svg:width="3.262cm" svg:height="1.987cm" svg:x="1.001cm" svg:y="13.28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5" draw:id="id15" draw:layer="layout" svg:width="3.263cm" svg:height="1.988cm" svg:x="8.505cm" svg:y="13.28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0" draw:id="id20" draw:layer="layout" svg:width="3.263cm" svg:height="1.986cm" svg:x="4.752cm" svg:y="13.28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5" draw:id="id5" draw:layer="layout" svg:width="3.262cm" svg:height="2.257cm" svg:x="4.753cm" svg:y="17.702cm">
          <text:p text:style-name="P1">flat</text:p>
          <text:p text:style-name="P1">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3" xml:id="id1" draw:id="id1" draw:layer="layout" svg:width="9.1cm" svg:height="0.993cm" svg:x="8cm" svg:y="5.769cm">
          <text:p text:style-name="P1">defaults / configuration pre-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12.55cm" svg:y1="6.762cm" svg:x2="12.55cm" svg:y2="7.955cm" draw:start-shape="id1" draw:start-glue-point="6" draw:end-shape="id2" draw:end-glue-point="4" svg:d="M12550 6762v1193" svg:viewBox="0 0 1 1194">
          <text:p/>
        </draw:connector>
        <draw:custom-shape draw:style-name="gr11" draw:text-style-name="P1" xml:id="id7" draw:id="id7" draw:layer="layout" svg:width="5.873cm" svg:height="2.528cm" svg:x="21.067cm" svg:y="17.612cm">
          <text:p text:style-name="P1">Parameter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2" xml:id="id9" draw:id="id9" draw:layer="layout" svg:width="5.873cm" svg:height="1.989cm" svg:x="13.518cm" svg:y="13.28cm">
          <text:p text:style-name="P1">class</text:p>
          <text:p text:style-name="P1">Script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3" draw:id="id3" draw:layer="layout" svg:width="5.873cm" svg:height="2.348cm" svg:x="13.518cm" svg:y="17.702cm">
          <text:p text:style-name="P1">GUI scrip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4" draw:text-style-name="P4" draw:layer="layout" svg:x1="16.455cm" svg:y1="19.865cm" svg:x2="10.137cm" svg:y2="19.959cm" draw:start-shape="id3" draw:start-glue-point="6" draw:end-shape="id4" draw:end-glue-point="7" svg:d="M16455 19865v687h-6318v-593" svg:viewBox="0 0 6319 688">
          <text:p/>
        </draw:connector>
        <draw:connector draw:style-name="gr14" draw:text-style-name="P4" draw:layer="layout" svg:x1="16.455cm" svg:y1="19.865cm" svg:x2="6.384cm" svg:y2="19.959cm" draw:start-shape="id3" draw:start-glue-point="6" draw:end-shape="id5" draw:end-glue-point="7" svg:d="M16455 19865v687h-10071v-593" svg:viewBox="0 0 10072 688">
          <text:p/>
        </draw:connector>
        <draw:connector draw:style-name="gr14" draw:text-style-name="P4" draw:layer="layout" svg:x1="16.455cm" svg:y1="19.865cm" svg:x2="2.632cm" svg:y2="19.959cm" draw:start-shape="id3" draw:start-glue-point="6" draw:end-shape="id6" draw:end-glue-point="7" svg:d="M16455 19865v687h-13823v-593" svg:viewBox="0 0 13824 688">
          <text:p/>
        </draw:connector>
        <draw:connector draw:style-name="gr10" draw:text-style-name="P4" draw:layer="layout" svg:x1="21.067cm" svg:y1="18.876cm" svg:x2="19.391cm" svg:y2="18.876cm" draw:start-shape="id7" draw:start-glue-point="5" draw:end-shape="id3" draw:end-glue-point="7" svg:d="M21067 18876h-1676" svg:viewBox="0 0 1677 1">
          <text:p/>
        </draw:connector>
        <draw:custom-shape draw:style-name="gr15" draw:text-style-name="P5" xml:id="id14" draw:id="id14" draw:layer="layout" svg:width="2.952cm" svg:height="0.994cm" svg:x="11.1cm" svg:y="11.023cm">
          <text:p text:style-name="P1"><text:span text:style-name="T1">input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8" draw:id="id8" draw:layer="layout" svg:width="3.262cm" svg:height="0.994cm" svg:x="14.823cm" svg:y="11.023cm">
          <text:p text:style-name="P1"><text:span text:style-name="T2">highlevel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6.454cm" svg:y1="12.017cm" svg:x2="16.455cm" svg:y2="13.28cm" draw:start-shape="id8" draw:start-glue-point="2" draw:end-shape="id9" draw:end-glue-point="4" svg:d="M16454 12017v632h1v631" svg:viewBox="0 0 2 1264">
          <text:p/>
        </draw:connector>
        <draw:custom-shape draw:style-name="gr17" draw:text-style-name="P7" xml:id="id10" draw:id="id10" draw:layer="layout" svg:width="3.263cm" svg:height="0.992cm" svg:x="14.823cm" svg:y="15.899cm">
          <text:p text:style-name="P1"><text:span text:style-name="T3">lowlevel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6.455cm" svg:y1="15.269cm" svg:x2="16.454cm" svg:y2="15.899cm" draw:start-shape="id9" draw:start-glue-point="6" draw:end-shape="id10" draw:end-glue-point="0" svg:d="M16455 15269v315h-1v315" svg:viewBox="0 0 2 631">
          <text:p/>
        </draw:connector>
        <draw:connector draw:style-name="gr10" draw:text-style-name="P4" draw:layer="layout" svg:x1="16.454cm" svg:y1="16.891cm" svg:x2="16.455cm" svg:y2="17.702cm" draw:start-shape="id10" draw:start-glue-point="2" draw:end-shape="id3" draw:end-glue-point="4" svg:d="M16454 16891v406h1v405" svg:viewBox="0 0 2 812">
          <text:p/>
        </draw:connector>
        <draw:custom-shape draw:style-name="gr19" draw:text-style-name="P6" xml:id="id13" draw:id="id13" draw:layer="layout" svg:width="3.262cm" svg:height="0.992cm" svg:x="22.374cm" svg:y="15.9cm">
          <text:p text:style-name="P1"><text:span text:style-name="T2">read/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11" draw:id="id11" draw:layer="layout" svg:width="3.263cm" svg:height="0.993cm" svg:x="22.373cm" svg:y="11.024cm">
          <text:p text:style-name="P1"><text:span text:style-name="T2">contro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2" draw:id="id12" draw:layer="layout" svg:width="5.872cm" svg:height="1.99cm" svg:x="21.068cm" svg:y="13.28cm">
          <text:p text:style-name="P1">class</text:p>
          <text:p text:style-name="P1">Parameter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24.004cm" svg:y1="12.017cm" svg:x2="24.004cm" svg:y2="13.28cm" draw:start-shape="id11" draw:start-glue-point="2" draw:end-shape="id12" draw:end-glue-point="4" svg:d="M24004 12017v1263" svg:viewBox="0 0 1 1264">
          <text:p/>
        </draw:connector>
        <draw:connector draw:style-name="gr10" draw:text-style-name="P4" draw:layer="layout" svg:x1="24.005cm" svg:y1="16.892cm" svg:x2="24.004cm" svg:y2="17.612cm" draw:start-shape="id13" draw:start-glue-point="2" draw:end-shape="id7" draw:end-glue-point="4" svg:d="M24005 16892v361h-1v359" svg:viewBox="0 0 2 721">
          <text:p/>
        </draw:connector>
        <draw:connector draw:style-name="gr18" draw:text-style-name="P1" draw:layer="layout" svg:x1="17cm" svg:y1="8.903cm" svg:x2="24.004cm" svg:y2="11.024cm" draw:start-shape="id2" draw:start-glue-point="7" draw:end-shape="id11" draw:end-glue-point="0" svg:d="M17000 8903h7004v2121" svg:viewBox="0 0 7005 2122">
          <text:p/>
        </draw:connector>
        <draw:connector draw:style-name="gr10" draw:text-style-name="P4" draw:layer="layout" svg:x1="24.005cm" svg:y1="15.9cm" svg:x2="24.004cm" svg:y2="15.27cm" draw:start-shape="id13" draw:start-glue-point="0" draw:end-shape="id12" draw:end-glue-point="6" svg:d="M24005 15900v-314h-1v-316" svg:viewBox="0 0 2 631">
          <text:p/>
        </draw:connector>
        <draw:connector draw:style-name="gr10" draw:text-style-name="P4" draw:layer="layout" svg:x1="12.576cm" svg:y1="12.017cm" svg:x2="10.137cm" svg:y2="13.28cm" draw:start-shape="id14" draw:start-glue-point="2" draw:end-shape="id15" draw:end-glue-point="4" svg:d="M12576 12017v632h-2439v631" svg:viewBox="0 0 2440 1264">
          <text:p/>
        </draw:connector>
        <draw:connector draw:style-name="gr10" draw:text-style-name="P4" draw:layer="layout" svg:x1="12.576cm" svg:y1="12.017cm" svg:x2="2.632cm" svg:y2="13.28cm" draw:start-shape="id14" draw:start-glue-point="2" draw:end-shape="id16" draw:end-glue-point="4" svg:d="M12576 12017v632h-9944v631" svg:viewBox="0 0 9945 1264">
          <text:p/>
        </draw:connector>
        <draw:custom-shape draw:style-name="gr17" draw:text-style-name="P7" xml:id="id18" draw:id="id18" draw:layer="layout" svg:width="3.263cm" svg:height="0.992cm" svg:x="4.754cm" svg:y="15.9cm">
          <text:p text:style-name="P1"><text:span text:style-name="T3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17" draw:id="id17" draw:layer="layout" svg:width="3.263cm" svg:height="0.993cm" svg:x="1.002cm" svg:y="15.9cm">
          <text:p text:style-name="P1"><text:span text:style-name="T3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19" draw:id="id19" draw:layer="layout" svg:width="3.263cm" svg:height="0.993cm" svg:x="8.508cm" svg:y="15.901cm">
          <text:p text:style-name="P1"><text:span text:style-name="T2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2.633cm" svg:y1="16.893cm" svg:x2="2.632cm" svg:y2="17.702cm" draw:start-shape="id17" draw:start-glue-point="2" draw:end-shape="id6" draw:end-glue-point="5" svg:d="M2633 16893v404h-1v405" svg:viewBox="0 0 2 810">
          <text:p/>
        </draw:connector>
        <draw:connector draw:style-name="gr10" draw:text-style-name="P4" draw:layer="layout" svg:x1="6.385cm" svg:y1="16.892cm" svg:x2="6.384cm" svg:y2="17.702cm" draw:start-shape="id18" draw:start-glue-point="2" draw:end-shape="id5" draw:end-glue-point="5" svg:d="M6385 16892v405h-1v405" svg:viewBox="0 0 2 811">
          <text:p/>
        </draw:connector>
        <draw:connector draw:style-name="gr10" draw:text-style-name="P4" draw:layer="layout" svg:x1="10.139cm" svg:y1="16.894cm" svg:x2="10.137cm" svg:y2="17.702cm" draw:start-shape="id19" draw:start-glue-point="2" draw:end-shape="id4" draw:end-glue-point="5" svg:d="M10139 16894v404h-2v404" svg:viewBox="0 0 3 809">
          <text:p/>
        </draw:connector>
        <draw:connector draw:style-name="gr18" draw:text-style-name="P1" draw:layer="layout" svg:x1="2.632cm" svg:y1="15.267cm" svg:x2="2.633cm" svg:y2="15.9cm" draw:start-shape="id16" draw:start-glue-point="6" draw:end-shape="id17" draw:end-glue-point="0" svg:d="M2632 15267v316h1v317" svg:viewBox="0 0 2 634">
          <text:p/>
        </draw:connector>
        <draw:connector draw:style-name="gr18" draw:text-style-name="P1" draw:layer="layout" svg:x1="6.384cm" svg:y1="15.266cm" svg:x2="6.385cm" svg:y2="15.9cm" draw:start-shape="id20" draw:start-glue-point="6" draw:end-shape="id18" draw:end-glue-point="0" svg:d="M6384 15266v318h1v316" svg:viewBox="0 0 2 635">
          <text:p/>
        </draw:connector>
        <draw:connector draw:style-name="gr18" draw:text-style-name="P1" draw:layer="layout" svg:x1="10.137cm" svg:y1="15.268cm" svg:x2="10.139cm" svg:y2="15.901cm" draw:start-shape="id15" draw:start-glue-point="6" draw:end-shape="id19" draw:end-glue-point="0" svg:d="M10137 15268v317h2v316" svg:viewBox="0 0 3 634">
          <text:p/>
        </draw:connector>
        <draw:custom-shape draw:style-name="gr22" draw:text-style-name="P3" xml:id="id22" draw:id="id22" draw:layer="layout" svg:width="3.2cm" svg:height="0.993cm" svg:x="22.8cm" svg:y="3.442cm">
          <text:p text:style-name="P1">hel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20.7cm" svg:y1="3.938cm" svg:x2="22.8cm" svg:y2="3.938cm" draw:start-shape="id21" draw:start-glue-point="7" draw:end-shape="id22" svg:d="M20700 3938h2100" svg:viewBox="0 0 2101 1">
          <text:p/>
        </draw:connector>
        <draw:connector draw:style-name="gr10" draw:text-style-name="P4" draw:layer="layout" svg:x1="14.052cm" svg:y1="11.52cm" svg:x2="14.823cm" svg:y2="11.52cm" draw:start-shape="id14" draw:start-glue-point="1" draw:end-shape="id8" draw:end-glue-point="3" svg:d="M14052 11520h771" svg:viewBox="0 0 772 1">
          <text:p/>
        </draw:connector>
        <draw:connector draw:style-name="gr14" draw:text-style-name="P4" draw:layer="layout" svg:x1="6.384cm" svg:y1="13.28cm" svg:x2="12.576cm" svg:y2="12.017cm" draw:start-shape="id20" draw:start-glue-point="4" draw:end-shape="id14" draw:end-glue-point="2" svg:d="M6384 13280v-631h6192v-632" svg:viewBox="0 0 6193 1264">
          <text:p/>
        </draw:connector>
        <draw:custom-shape draw:style-name="gr23" draw:text-style-name="P2" xml:id="id23" draw:id="id23" draw:layer="layout" svg:width="4.998cm" svg:height="1.895cm" svg:x="1.002cm" svg:y="7.955cm">
          <text:p text:style-name="P1">class</text:p>
          <text:p text:style-name="P1">Instrument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6cm" svg:y1="8.903cm" svg:x2="8.1cm" svg:y2="8.903cm" draw:start-shape="id23" draw:start-glue-point="7" draw:end-shape="id2" draw:end-glue-point="5" svg:d="M6000 8903h2100" svg:viewBox="0 0 2101 1">
          <text:p/>
        </draw:connector>
        <draw:connector draw:style-name="gr10" draw:text-style-name="P4" draw:layer="layout" svg:x1="4.4cm" svg:y1="3.938cm" svg:x2="3.501cm" svg:y2="7.955cm" draw:start-shape="id21" draw:start-glue-point="5" draw:end-shape="id23" draw:end-glue-point="4" svg:d="M4400 3938h-899v4017" svg:viewBox="0 0 900 4018">
          <text:p/>
        </draw:connector>
        <draw:connector draw:style-name="gr14" draw:text-style-name="P4" draw:layer="layout" svg:x1="12.55cm" svg:y1="9.85cm" svg:x2="12.576cm" svg:y2="11.023cm" draw:start-shape="id2" draw:start-glue-point="6" draw:end-shape="id14" draw:end-glue-point="0" svg:d="M12550 9850v607h26v566" svg:viewBox="0 0 27 1174">
          <text:p/>
        </draw:connector>
        <draw:custom-shape draw:style-name="gr24" draw:text-style-name="P1" xml:id="id24" draw:id="id24" draw:layer="layout" svg:width="6.7cm" svg:height="1.1cm" svg:x="9.2cm" svg:y="1cm">
          <text:p text:style-name="P1">input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0" draw:text-style-name="P4" draw:layer="layout" svg:x1="12.55cm" svg:y1="2.1cm" svg:x2="12.55cm" svg:y2="2.9cm" draw:start-shape="id24" draw:start-glue-point="6" draw:end-shape="id21" draw:end-glue-point="4" svg:d="M12550 2100v800" svg:viewBox="0 0 1 801">
          <text:p/>
        </draw:connector>
        <draw:connector draw:style-name="gr25" draw:text-style-name="P1" draw:layer="layout" svg:x1="12.55cm" svg:y1="4.976cm" svg:x2="12.55cm" svg:y2="5.769cm" draw:start-shape="id21" draw:start-glue-point="6" draw:end-shape="id1" draw:end-glue-point="4" svg:d="M12550 4976v793" svg:viewBox="0 0 1 7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2:41:24.773871491</meta:creation-date>
    <dc:date>2017-06-15T15:45:51.035032371</dc:date>
    <meta:editing-duration>PT19M49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